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DF40000235AF62A8E8B695C87F4.svm" manifest:media-type=""/>
  <manifest:file-entry manifest:full-path="Pictures/1000000000000447000000A5A4046249063C048A.png" manifest:media-type="image/png"/>
  <manifest:file-entry manifest:full-path="Pictures/1000000000000556000003004B26B1B4D9DEE31E.png" manifest:media-type="image/png"/>
  <manifest:file-entry manifest:full-path="Pictures/100000000000042A0000009FD31D27FA270F4E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31c2" officeooo:paragraph-rsid="001531c2"/>
    </style:style>
    <style:style style:name="T1" style:family="text">
      <style:text-properties officeooo:rsid="00188bb8"/>
    </style:style>
    <style:style style:name="T2" style:family="text">
      <style:text-properties officeooo:rsid="001aa3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2">6</text:span></text:p>
      <text:p text:style-name="P1"/>
      <text:p text:style-name="P1"><draw:frame draw:style-name="fr1" draw:name="Figura1" text:anchor-type="paragraph" svg:width="17cm" svg:height="6.232cm" draw:z-index="3"><draw:image xlink:href="Pictures/2000000900005DF40000235AF62A8E8B695C87F4.svm" xlink:type="simple" xlink:show="embed" xlink:actuate="onLoad"/></draw:frame></text:p>
      <text:p text:style-name="P1"><draw:frame draw:style-name="fr1" draw:name="Figura2" text:anchor-type="paragraph" svg:width="17cm" svg:height="2.561cm" draw:z-index="0"><draw:image xlink:href="Pictures/1000000000000447000000A5A4046249063C048A.png" xlink:type="simple" xlink:show="embed" xlink:actuate="onLoad"/></draw:frame></text:p>
      <text:p text:style-name="P1"><draw:frame draw:style-name="fr1" draw:name="Figura3" text:anchor-type="paragraph" svg:width="17cm" svg:height="2.535cm" draw:z-index="1"><draw:image xlink:href="Pictures/100000000000042A0000009FD31D27FA270F4EC9.png" xlink:type="simple" xlink:show="embed" xlink:actuate="onLoad"/></draw:frame></text:p>
      <text:p text:style-name="P1"><draw:frame draw:style-name="fr1" draw:name="Figura4" text:anchor-type="paragraph" svg:width="17cm" svg:height="9.557cm" draw:z-index="2"><draw:image xlink:href="Pictures/1000000000000556000003004B26B1B4D9DEE3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6S</meta:editing-duration>
    <meta:editing-cycles>9</meta:editing-cycles>
    <meta:generator>LibreOffice/5.3.1.2$Windows_X86_64 LibreOffice_project/e80a0e0fd1875e1696614d24c32df0f95f03deb2</meta:generator>
    <dc:date>2018-03-06T15:24:41.698000000</dc:date>
    <meta:document-statistic meta:table-count="0" meta:image-count="4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